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7e6b" officeooo:paragraph-rsid="001f7e6b"/>
    </style:style>
    <style:style style:name="P2" style:family="paragraph" style:parent-style-name="Standard">
      <style:paragraph-properties fo:text-align="justify" style:justify-single-word="false"/>
      <style:text-properties officeooo:rsid="001f7e6b" officeooo:paragraph-rsid="001f7e6b"/>
    </style:style>
    <style:style style:name="P3" style:family="paragraph" style:parent-style-name="Standard">
      <style:text-properties officeooo:rsid="001f7e6b" officeooo:paragraph-rsid="001f7e6b"/>
    </style:style>
    <style:style style:name="P4" style:family="paragraph" style:parent-style-name="Standard">
      <style:paragraph-properties fo:text-align="justify" style:justify-single-word="false"/>
      <style:text-properties officeooo:rsid="0020b298" officeooo:paragraph-rsid="0020b298"/>
    </style:style>
    <style:style style:name="P5" style:family="paragraph" style:parent-style-name="Standard">
      <style:text-properties officeooo:rsid="0020b298" officeooo:paragraph-rsid="0020b298"/>
    </style:style>
    <style:style style:name="P6" style:family="paragraph" style:parent-style-name="Standard">
      <style:text-properties fo:font-weight="bold" officeooo:rsid="0020b298" officeooo:paragraph-rsid="0020b298" style:font-weight-asian="bold" style:font-weight-complex="bold"/>
    </style:style>
    <style:style style:name="P7" style:family="paragraph" style:parent-style-name="Standard">
      <style:paragraph-properties fo:text-align="justify" style:justify-single-word="false"/>
      <style:text-properties fo:font-weight="bold" officeooo:rsid="0020b298" officeooo:paragraph-rsid="0020b298" style:font-weight-asian="bold" style:font-weight-complex="bold"/>
    </style:style>
    <style:style style:name="T1" style:family="text">
      <style:text-properties fo:color="#666666"/>
    </style:style>
    <style:style style:name="T2" style:family="text">
      <style:text-properties fo:color="#666666" officeooo:rsid="001fc7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1/03/2017]</text:p>
      <text:p text:style-name="P2"><text:tab/>Les ids de base sont composés de numéros uniques, les mutations sont représentées par des "+" quant aux croisements, ils sont traduit par l'id de chacun des parents joint par un "x".</text:p>
      <text:p text:style-name="P2"><text:tab/>La liste suivante est issu d'une population de 10 armées à la 5ème génération. <text:span text:style-name="T1">(On note d'ailleurs qu'aucune des armées </text:span><text:span text:style-name="T2">n'est resté intacte depuis le début, chose anormale dans notre cas étant donné la présence d'une armée full distance</text:span><text:span text:style-name="T1">)</text:span>.</text:p>
      <text:p text:style-name="P1"><text:tab/></text:p>
      <text:p text:style-name="P1"><text:tab/>[Armée id#9++++,</text:p>
      <text:p text:style-name="P1"><text:tab/>Armée id#4++++,</text:p>
      <text:p text:style-name="P1"><text:tab/>Armée id#(1x7)+++,</text:p>
      <text:p text:style-name="P1"><text:tab/>Armée id#6++++,</text:p>
      <text:p text:style-name="P1"><text:tab/>Armée id#0++++,</text:p>
      <text:p text:style-name="P1"><text:tab/>Armée id#(3++x((5x8)x5+))+,</text:p>
      <text:p text:style-name="P1"><text:tab/>Armée id#(7+++x((2+x3+)x7++)),</text:p>
      <text:p text:style-name="P1"><text:tab/>Armée id#(2+++x3+++),</text:p>
      <text:p text:style-name="P1"><text:tab/>Armée id#((2+x3+)x7++)+,</text:p>
      <text:p text:style-name="P1"><text:tab/>Armée id#2++++]</text:p>
      <text:p text:style-name="P1"/>
      <text:p text:style-name="P1"/>
      <text:p text:style-name="P6">[23/03/2017]</text:p>
      <text:p text:style-name="P4"><text:tab/>Résolution du problème en améliorant le système de segmentation. En effet en segmentant par intervalles, l'ordre des armées, selon la fonctionSelection, était remêlangé en passant par la fonction de croisement. L'Armée id#9 était donc encore première à son entrée dans cette fonction, or à sa sortie, ce n'était plus le cas, d'où les multiples mutations (et aucun croisement).</text:p>
      <text:p text:style-name="P4"><text:tab/>Une segmentation de type output pour les intervalles à était mise en place, assurant ainsi une meilleure jointure des intervalles à leur sortie. Notons néanmoins qu'aucun test avec des fluctuations du nombre d'armées en sortie n'a pas été effectué et pourra, potentiellement, provoquer quelques bugs ou résultats non voulu.</text:p>
      <text:p text:style-name="P4"><text:tab/>Ci-joint la liste issu d'une population de 5 armées à la 5ème génération avec les nouvelles modifications concernant les segmentations. <text:span text:style-name="T1">(On note effectivement que l'Armée id#4, correspondant à l'armée full distance, est classée première et n'a subi aucune modification)</text:span></text:p>
      <text:p text:style-name="P5"/>
      <text:p text:style-name="P5"><text:tab/>[Armée id#4,</text:p>
      <text:p text:style-name="P5"><text:tab/>Armée id#3++++,</text:p>
      <text:p text:style-name="P5"><text:tab/>Armée id#(1+++x2+++)+,</text:p>
      <text:p text:style-name="P5"><text:tab/>Armée id#(((0x1)+x1+)+x1++)++,</text:p>
      <text:p text:style-name="P5"><text:tab/>Armée id#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29S</meta:editing-duration>
    <meta:editing-cycles>4</meta:editing-cycles>
    <meta:generator>LibreOffice/4.4.5.2$Windows_x86 LibreOffice_project/a22f674fd25a3b6f45bdebf25400ed2adff0ff99</meta:generator>
    <dc:date>2017-03-23T11:55:38.845000000</dc:date>
    <meta:document-statistic meta:table-count="0" meta:image-count="0" meta:object-count="0" meta:page-count="1" meta:paragraph-count="23" meta:word-count="249" meta:character-count="1723" meta:non-whitespace-character-count="1475"/>
    <meta:user-defined meta:name="Info 1"/>
    <meta:user-defined meta:name="Info 2"/>
    <meta:user-defined meta:name="Info 3"/>
    <meta:user-defined meta:name="Info 4"/>
  </office:meta>
</office:document-meta>
</file>